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">
      <style:paragraph-properties fo:text-align="center" style:justify-single-word="false" style:text-autospace="none" style:writing-mode="lr-tb"/>
      <style:text-properties style:text-outline="false" style:text-line-through-style="none" style:font-name="DejaVu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center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>User Story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User Stories</text:p>
          </table:table-cell>
          <table:table-cell table:style-name="Table1.A1" office:value-type="string">
            <text:p text:style-name="Table_20_Contents">Tâches</text:p>
          </table:table-cell>
          <table:table-cell table:style-name="Table1.A1" office:value-type="string">
            <text:p text:style-name="Table_20_Contents">En cours</text:p>
          </table:table-cell>
          <table:table-cell table:style-name="Table1.A1" office:value-type="string">
            <text:p text:style-name="Table_20_Contents">En test </text:p>
          </table:table-cell>
          <table:table-cell table:style-name="Table1.E1" office:value-type="string">
            <text:p text:style-name="Table_20_Contents">Terminée</text:p>
          </table:table-cell>
        </table:table-row>
        <table:table-row>
          <table:table-cell table:style-name="Table1.A2" office:value-type="string">
            <text:p text:style-name="P1"><text:span text:style-name="T1">En tant que enseignant je veux pouvoir entrer des notes afin de les faire persister dans </text:span>une base de données</text:p>
            <text:p text:style-name="Table_20_Contents"/>
          </table:table-cell>
          <table:table-cell table:style-name="Table1.A2" office:value-type="string">
            <text:p text:style-name="Table_20_Contents"><text:s/>- Créer une interface de saisie <text:s/></text:p>
            <text:p text:style-name="Table_20_Contents">-Créer méthode pour écrire dans le fichier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n tant que enseignant je veux pouvoir calculer les moyennes des étudiant afin de savoir si il <text:s/></text:p>
            <text:p text:style-name="Table_20_Contents"/>
          </table:table-cell>
          <table:table-cell table:style-name="Table1.A2" office:value-type="string">
            <text:p text:style-name="Table_20_Contents">- Créer l'interface de demande</text:p>
            <text:p text:style-name="Table_20_Contents">-Créer la méthode de calcul de la moyenne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n tant que étudiant je veux pouvoir voir mes notes et mes moyennes </text:p>
            <text:p text:style-name="Table_20_Contents"/>
          </table:table-cell>
          <table:table-cell table:style-name="Table1.A2" office:value-type="string">
            <text:p text:style-name="Table_20_Contents">- Créer l'interface d'accès </text:p>
            <text:p text:style-name="Table_20_Contents">-Créer la méthode qui permet d'afficher 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En tant que professeur je veux pouvoir ajouter un étudiant </text:p>
          </table:table-cell>
          <table:table-cell table:style-name="Table1.A2" office:value-type="string">
            <text:p text:style-name="Table_20_Contents">-Créer interface </text:p>
            <text:p text:style-name="Table_20_Contents">-Créer métho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6T13:48:29</meta:creation-date>
    <dc:date>2014-12-16T16:23:27</dc:date>
    <meta:editing-duration>PT19M6S</meta:editing-duration>
    <meta:editing-cycles>1</meta:editing-cycles>
    <meta:generator>LibreOffice/3.5$Linux_x86 LibreOffice_project/350m1$Build-2</meta:generator>
    <meta:document-statistic meta:table-count="1" meta:image-count="0" meta:object-count="0" meta:page-count="1" meta:paragraph-count="18" meta:word-count="110" meta:character-count="632" meta:non-whitespace-character-count="526"/>
  </office:meta>
</office:document-meta>
</file>